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03208b" officeooo:paragraph-rsid="0003208b"/>
    </style:style>
    <style:style style:name="P2" style:family="paragraph" style:parent-style-name="Header">
      <style:paragraph-properties fo:text-align="end" style:justify-single-word="false"/>
      <style:text-properties style:font-name="Liberation Sans" officeooo:rsid="0003208b" officeooo:paragraph-rsid="0003208b"/>
    </style:style>
    <style:style style:name="P3" style:family="paragraph" style:parent-style-name="Text_20_body">
      <style:paragraph-properties fo:text-align="center" style:justify-single-word="false"/>
      <style:text-properties officeooo:paragraph-rsid="0003208b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normal" officeooo:rsid="000a790a" officeooo:paragraph-rsid="0003208b" style:font-name-asian="Noto Sans CJK SC" style:font-size-asian="15.75pt" style:font-weight-asian="normal" style:font-name-complex="Lohit Devanagari" style:font-size-complex="18pt" style:font-weight-complex="normal"/>
    </style:style>
    <style:style style:name="P5" style:family="paragraph" style:parent-style-name="Text_20_body">
      <style:paragraph-properties fo:text-align="center" style:justify-single-word="false" fo:break-before="page"/>
      <style:text-properties officeooo:paragraph-rsid="0003208b"/>
    </style:style>
    <style:style style:name="P6" style:family="paragraph" style:parent-style-name="Title">
      <style:text-properties officeooo:paragraph-rsid="0003208b"/>
    </style:style>
    <style:style style:name="T1" style:family="text">
      <style:text-properties style:font-name="Liberation Sans" fo:font-size="18pt" fo:font-weight="normal" officeooo:rsid="000922e6" style:font-name-asian="Noto Sans CJK SC" style:font-size-asian="15.75pt" style:font-weight-asian="normal" style:font-name-complex="Lohit Devanagari" style:font-size-complex="18pt" style:font-weight-complex="normal"/>
    </style:style>
    <style:style style:name="T2" style:family="text">
      <style:text-properties style:font-name="Liberation Sans" fo:font-size="18pt" fo:font-weight="normal" officeooo:rsid="000a790a" style:font-name-asian="Noto Sans CJK SC" style:font-size-asian="15.75pt" style:font-weight-asian="normal" style:font-name-complex="Lohit Devanagari" style:font-size-complex="18pt" style:font-weight-complex="normal"/>
    </style:style>
    <style:style style:name="T3" style:family="text">
      <style:text-properties style:font-name="Liberation Sans" fo:font-size="28pt" fo:font-weight="bold" officeooo:rsid="0003208b" style:font-name-asian="Noto Sans CJK SC" style:font-size-asian="28pt" style:font-weight-asian="bold" style:font-name-complex="Lohit Devanagari" style:font-size-complex="28pt" style:font-weight-complex="bold"/>
    </style:style>
    <style:style style:name="T4" style:family="text">
      <style:text-properties officeooo:rsid="00095d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><text:span text:style-name="T4">CS445 Lab Report: </text:span><text:span text:style-name="T3">Secret-Key Encryption</text:span></text:p>
      <text:p text:style-name="P4">Austin Decker</text:p>
      <text:p text:style-name="P3"><text:span text:style-name="T1">06</text:span><text:span text:style-name="T2"> </text:span><text:span text:style-name="T1">December</text:span><text:span text:style-name="T2"> 2024</text:span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03208b" officeooo:paragraph-rsid="0003208b"/>
    </style:style>
    <style:style style:name="MP2" style:family="paragraph" style:parent-style-name="Header">
      <style:paragraph-properties fo:text-align="end" style:justify-single-word="false"/>
      <style:text-properties style:font-name="Liberation Sans" officeooo:rsid="0003208b" officeooo:paragraph-rsid="0003208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 445 Lab Report 10: Secret-Key Encryption</text:p>
        <text:p text:style-name="MP2">Austin Decker <text:page-number text:select-page="current">2</text:page-number>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7T14:37:42.352640926</meta:creation-date>
    <dc:date>2024-12-07T14:41:01.218157422</dc:date>
    <meta:editing-duration>PT3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" meta:word-count="20" meta:character-count="126" meta:non-whitespace-character-count="111"/>
  </office:meta>
</office:document-meta>
</file>